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05B28C054BD2752E564.png" manifest:media-type="image/png"/>
  <manifest:file-entry manifest:full-path="Pictures/100002010000029C000000EFFEC3A26F5AA78DAC.png" manifest:media-type="image/png"/>
  <manifest:file-entry manifest:full-path="Pictures/10000201000002A4000000EA88EAF99F5F0D82C9.png" manifest:media-type="image/png"/>
  <manifest:file-entry manifest:full-path="Pictures/100002010000029B00000037431C07EA96A1E063.png" manifest:media-type="image/png"/>
  <manifest:file-entry manifest:full-path="Pictures/10000201000002C40000008136EB7DE9E8FB27F7.png" manifest:media-type="image/png"/>
  <manifest:file-entry manifest:full-path="Pictures/10000201000002CD000000CE050F1FC5D84A96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2" text:anchor-type="char" svg:x="-1.847cm" svg:y="-1.496cm" svg:width="20.482cm" svg:height="5.293cm" draw:z-index="0"><draw:image xlink:href="Pictures/10000201000002CD000000CE050F1FC5D84A9615.png" xlink:type="simple" xlink:show="embed" xlink:actuate="onLoad" loext:mime-type="image/png"/></draw:frame><draw:frame draw:style-name="fr1" draw:name="Imagen3" text:anchor-type="char" svg:x="-1.845cm" svg:y="4.087cm" svg:width="20.454cm" svg:height="3.812cm" draw:z-index="1"><draw:image xlink:href="Pictures/10000201000002C40000008136EB7DE9E8FB27F7.png" xlink:type="simple" xlink:show="embed" xlink:actuate="onLoad" loext:mime-type="image/png"/></draw:frame><draw:frame draw:style-name="fr1" draw:name="Imagen4" text:anchor-type="char" svg:x="-1.815cm" svg:y="8.135cm" svg:width="20.507cm" svg:height="1.695cm" draw:z-index="2"><draw:image xlink:href="Pictures/100002010000029B00000037431C07EA96A1E063.png" xlink:type="simple" xlink:show="embed" xlink:actuate="onLoad" loext:mime-type="image/png"/></draw:frame><draw:frame draw:style-name="fr1" draw:name="Imagen1" text:anchor-type="char" svg:x="-1.789cm" svg:y="10.213cm" svg:width="20.424cm" svg:height="5.306cm" draw:z-index="3"><draw:image xlink:href="Pictures/10000201000002A4000000EA88EAF99F5F0D82C9.png" xlink:type="simple" xlink:show="embed" xlink:actuate="onLoad" loext:mime-type="image/png"/></draw:frame><draw:frame draw:style-name="fr1" draw:name="Imagen5" text:anchor-type="char" svg:x="-1.746cm" svg:y="15.887cm" svg:width="20.461cm" svg:height="5.69cm" draw:z-index="4"><draw:image xlink:href="Pictures/100002010000029C000000EFFEC3A26F5AA78DAC.png" xlink:type="simple" xlink:show="embed" xlink:actuate="onLoad" loext:mime-type="image/png"/></draw:frame><draw:frame draw:style-name="fr1" draw:name="Imagen6" text:anchor-type="char" svg:x="-1.693cm" svg:y="21.934cm" svg:width="20.435cm" svg:height="2.321cm" draw:z-index="5"><draw:image xlink:href="Pictures/100002010000029A0000005B28C054BD2752E5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21:19:49.542193731</meta:creation-date>
    <dc:date>2021-01-04T23:26:16.178543321</dc:date>
    <meta:editing-duration>PT13M40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4.2$Linux_X86_64 LibreOffice_project/40$Build-2</meta:generator>
  </office:meta>
</office:document-meta>
</file>